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mm"/>
    </style:style>
    <style:style style:name="co3" style:family="table-column">
      <style:table-column-properties fo:break-before="auto" style:column-width="62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X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X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Matéria</text:p>
          </table:table-cell>
          <table:table-cell office:value-type="string" calcext:value-type="string">
            <text:p>X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2 &lt; 5</text:p>
          </table:table-cell>
          <table:table-cell office:value-type="string" calcext:value-type="string">
            <text:p>dias usados tem que ser menor que 5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1 &lt;= 1 &amp;&amp; <text:s/>F2 ==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 style:data-style-name="N2" text:time-value="18:15:45.0286278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8T17:23:49.179719491</meta:creation-date>
    <dc:date>2019-09-19T08:21:25.468482809</dc:date>
    <meta:editing-duration>PT14H22M45S</meta:editing-duration>
    <meta:editing-cycles>3</meta:editing-cycles>
    <meta:generator>LibreOffice/6.3.2.1$Linux_X86_64 LibreOffice_project/30$Build-1</meta:generator>
    <meta:document-statistic meta:table-count="1" meta:cell-count="18" meta:object-count="0"/>
  </office:meta>
</office:document-meta>
</file>